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SelecDado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Standard/Dados_Pericia.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SelecDados.Main?language=Basic&amp;location=document" xlink:type="simple"/>
    </office:event-listeners>
  </office:scripts>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8" style:family="paragraph" style:parent-style-name="Standard">
      <style:paragraph-properties fo:text-align="center" style:justify-single-word="false"/>
      <style:text-properties style:font-name="Times New Roman" fo:font-size="12pt" officeooo:paragraph-rsid="00133b6b" style:letter-kerning="true" style:font-size-asian="12pt"/>
    </style:style>
    <style:style style:name="P9"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0"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1"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officeooo:rsid="00133b6b" officeooo:paragraph-rsid="00133b6b" style:letter-kerning="true" style:font-style-asian="normal" style:font-weight-asian="normal" style:font-style-complex="normal" style:font-weight-complex="normal"/>
    </style:style>
    <style:style style:name="P14"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5" style:family="paragraph" style:parent-style-name="Standard">
      <style:paragraph-properties fo:margin-left="0cm" fo:margin-right="0cm" fo:margin-top="3cm" fo:margin-bottom="1cm" loext:contextual-spacing="false" fo:text-align="center" style:justify-single-word="false" fo:text-indent="0cm" style:auto-text-indent="false"/>
      <style:text-properties style:font-name="Times New Roman" style:letter-kerning="true"/>
    </style:style>
    <style:style style:name="P16" style:family="paragraph" style:parent-style-name="Standard" style:master-page-name="">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style:page-number="auto" fo:padding-left="1cm" fo:padding-right="0.7cm" fo:padding-top="0.7cm" fo:padding-bottom="0.7cm" fo:border="0.99pt solid #000000" style:shadow="none">
        <style:tab-stops>
          <style:tab-stop style:position="1.251cm"/>
        </style:tab-stops>
      </style:paragraph-properties>
    </style:style>
    <style:style style:name="P17" style:family="paragraph" style:parent-style-name="Standard">
      <loext:graphic-properties draw:fill-image-width="0cm" draw:fill-image-height="0cm"/>
      <style:paragraph-properties fo:margin-left="0cm" fo:margin-right="0cm" fo:margin-top="0.101cm" fo:margin-bottom="0.101cm" loext:contextual-spacing="false" fo:line-height="0.499cm" fo:text-align="start" style:justify-single-word="false" fo:text-indent="0cm" style:auto-text-indent="false" fo:padding-left="1cm" fo:padding-right="0.7cm" fo:padding-top="0.7cm" fo:padding-bottom="0.7cm" fo:border="0.99pt solid #000000" style:shadow="none">
        <style:tab-stops>
          <style:tab-stop style:position="1.251cm"/>
        </style:tab-stops>
      </style:paragraph-properties>
      <style:text-properties style:font-name="Times New Roman1" fo:font-size="12pt" fo:font-style="normal" fo:font-weight="normal" officeooo:rsid="00c771ca" officeooo:paragraph-rsid="00c771ca" style:font-size-asian="12pt" style:font-style-asian="normal" style:font-weight-asian="normal" style:font-weight-complex="normal"/>
    </style:style>
    <style:style style:name="P18" style:family="paragraph" style:parent-style-name="Standard">
      <style:paragraph-properties fo:margin-top="2cm" fo:margin-bottom="0cm" loext:contextual-spacing="false" fo:text-align="center" style:justify-single-word="false"/>
      <style:text-properties fo:text-transform="uppercase" style:font-name="Times New Roman" fo:font-size="12pt" fo:font-weight="bold" officeooo:paragraph-rsid="00133b6b" style:letter-kerning="true" style:font-size-asian="12pt" style:font-weight-asian="bold" style:font-weight-complex="bold"/>
    </style:style>
    <style:style style:name="P19" style:family="paragraph" style:parent-style-name="Standard">
      <style:paragraph-properties fo:margin-top="0cm" fo:margin-bottom="0cm" loext:contextual-spacing="false" fo:text-align="start" style:justify-single-word="false">
        <style:tab-stops/>
      </style:paragraph-properties>
      <style:text-properties style:font-name="Times New Roman" fo:font-style="normal" fo:font-weight="bold" officeooo:paragraph-rsid="00259489" style:letter-kerning="true" style:font-style-asian="normal" style:font-weight-asian="bold" style:font-style-complex="normal" style:font-weight-complex="bold"/>
    </style:style>
    <style:style style:name="P20"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e29c34" style:font-weight-asian="bold" style:font-weight-complex="bold"/>
    </style:style>
    <style:style style:name="T3" style:family="text">
      <style:text-properties style:font-name="Times New Roman1" fo:font-size="12pt" fo:font-style="normal" fo:font-weight="bold" style:font-size-asian="12pt" style:font-style-asian="normal" style:font-weight-asian="bold"/>
    </style:style>
    <style:style style:name="T4" style:family="text">
      <style:text-properties style:font-name="Times New Roman1" fo:font-size="12pt" fo:font-style="normal" fo:font-weight="bold" style:letter-kerning="true" style:font-size-asian="12pt" style:font-style-asian="normal" style:font-weight-asian="bold" style:font-style-complex="normal"/>
    </style:style>
    <style:style style:name="T5" style:family="text">
      <style:text-properties style:font-name="Times New Roman1" fo:font-size="12pt" fo:font-style="normal" fo:font-weight="normal" style:font-size-asian="12pt" style:font-style-asian="normal" style:font-weight-asian="normal" style:font-weight-complex="normal"/>
    </style:style>
    <style:style style:name="T6" style:family="text">
      <style:text-properties style:font-name="Times New Roman1" fo:font-style="normal" style:font-style-asian="normal"/>
    </style:style>
    <style:style style:name="T7" style:family="text">
      <style:text-properties style:font-name="Times New Roman1" fo:font-style="normal" style:letter-kerning="true" style:font-style-asian="normal" style:font-style-complex="normal"/>
    </style:style>
    <style:style style:name="T8" style:family="text">
      <style:text-properties officeooo:rsid="00e29c34"/>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R. GUAICURUS, 312, 2º ANDAR" text:name="Endereco"/>
        <text:user-field-decl office:value-type="string" office:string-value="01/01/2016" text:name="Data"/>
        <text:user-field-decl office:value-type="string" office:string-value="07:00" text:name="Hora"/>
        <text:user-field-decl office:value-type="string" office:string-value="B. CENTRO" text:name="Bairro"/>
        <text:user-field-decl office:value-type="string" office:string-value="" text:name="Periciando"/>
        <text:user-field-decl office:value-type="string" office:string-value="" text:name="Inscricao"/>
        <text:user-field-decl office:value-type="string" office:string-value="" text:name="Processo"/>
        <text:user-field-decl office:value-type="string" office:string-value="Agência da Previdência Social Belo Horizonte Sul" text:name="LocalTrabalho"/>
      </text:user-field-decls>
      <draw:line text:anchor-type="page" text:anchor-page-number="1" draw:z-index="0" draw:style-name="gr1" draw:text-style-name="P21" svg:x1="0cm" svg:y1="14.85cm" svg:x2="0.701cm" svg:y2="14.85cm">
        <text:p/>
      </draw:line>
      <text:p text:style-name="P19"><text:user-field-get text:name="LocalTrabalho">Agência da Previdência Social Belo Horizonte Sul</text:user-field-get></text:p>
      <text:p text:style-name="P9">Belo Horizonte/MG, <text:date style:data-style-name="N76" text:date-value="2016-07-17T23:14:35.248000002">17 de julho de 2016</text:date>.</text:p>
      <text:p text:style-name="P12">A Sua Senhoria o(a) Senhor(a)</text:p>
      <text:p text:style-name="P13"><text:user-field-get text:name="Periciando"/></text:p>
      <text:p text:style-name="P12">NIT: <text:user-field-get text:name="Inscricao"/></text:p>
      <text:p text:style-name="P10"><text:span text:style-name="T8">Assunto:</text:span><text:span text:style-name="T2"> </text:span><text:span text:style-name="T1">Marcação de </text:span><text:span text:style-name="T1"><text:drop-down text:name=""><text:label text:value="Exame Médico Ortopédico"/><text:label text:value="Exame Médico Psiquiátrico"/><text:label text:current-selected="true" text:value="Perícia Médica"/><text:label text:value="Perícia Médica de Benefício Judicial"/><text:label text:value="Perícia Médica em Trânsito"/><text:label text:value="Perícia Médica para Isenção de IR"/><text:label text:value="Perícia Médica para Majoração de 25% da Renda"/><text:label text:value="Perícia Médica para Pensão por Morte de Filho(a) Maior Inválido(a)"/><text:label text:value="Perícia Médica Recursal"/>Perícia Médica</text:drop-down></text:span></text:p>
      <text:p text:style-name="P11">Ref: <text:user-field-get text:name="Processo"/></text:p>
      <text:list xml:id="list6113006887311922122" text:style-name="L1">
        <text:list-header>
          <text:p text:style-name="P20">Prezado(a) Senhor(a),</text:p>
        </text:list-header>
      </text:list>
      <text:p text:style-name="P14">Informamos que foi marcado um exame médico pericial na data, hora e local descritos abaixo.</text:p>
      <text:p text:style-name="P16"><text:span text:style-name="T4">Data:</text:span><text:span text:style-name="T7"> </text:span><text:span text:style-name="T7"><text:user-field-get text:name="Data">01/01/2016</text:user-field-get></text:span><text:span text:style-name="T7"><text:line-break/></text:span><text:span text:style-name="T3">Hora:</text:span><text:span text:style-name="T6"> </text:span><text:span text:style-name="T6"><text:user-field-get text:name="Hora">07:00</text:user-field-get></text:span><text:span text:style-name="T6"><text:line-break/></text:span><text:span text:style-name="T3">Endereço:<text:line-break/></text:span><text:span text:style-name="T5"><text:user-field-get text:name="Endereco">R. GUAICURUS, 312, 2º ANDAR</text:user-field-get></text:span></text:p>
      <text:p text:style-name="P17"><text:user-field-get text:name="Bairro">B. CENTRO</text:user-field-get></text:p>
      <text:p text:style-name="P15">Atenciosamente,</text:p>
      <text:p text:style-name="P18"><text:author-name text:fixed="false">Douglas Rodrigues de Almeida</text:author-name></text:p>
      <text:p text:style-name="P8">Técnico do Seguro Social</text:p>
      <text:p text:style-name="P7">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imes New Roman1" svg:font-family="'Times New Roman'"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58cm" draw:dots2="1" draw:dots2-length="0.058cm" draw:distance="0.05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rebuchet MS" fo:font-size="6pt" fo:font-weight="bold" officeooo:paragraph-rsid="00ec406e" style:font-size-asian="6pt" style:font-weight-asian="bold" style:font-size-complex="6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ec406e"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paragraph-rsid="00ec406e" style:font-size-asian="8pt" style:font-weight-asian="normal" style:font-size-complex="8pt" style:font-weight-complex="normal"/>
    </style:style>
    <style:style style:name="MP4" style:family="paragraph" style:parent-style-name="Header">
      <style:paragraph-properties fo:text-align="center" style:justify-single-word="false"/>
      <style:text-properties style:font-name="Arial" fo:font-size="8pt" fo:font-weight="normal" officeooo:rsid="00369246" officeooo:paragraph-rsid="00ec406e"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ec406e"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y="0.6cm" svg:width="2.032cm" svg:height="2.032cm" draw:z-index="1"><draw:image xlink:href="Pictures/10000000000000F0000000F013D63E61E3BDED3E.png" xlink:type="simple" xlink:show="embed" xlink:actuate="onLoad"/></draw:frame><text:tab/></text:p>
        <text:p text:style-name="MP2"><draw:frame draw:style-name="Mfr1" draw:name="figuras2" text:anchor-type="paragraph" svg:y="0.6cm" svg:width="2.032cm" svg:height="2.032cm" draw:z-index="2"><draw:image xlink:href="Pictures/10000000000000F0000000F013D63E61E3BDED3E.png" xlink:type="simple" xlink:show="embed" xlink:actuate="onLoad"/></draw:frame></text:p>
        <text:p text:style-name="MP3"><draw:frame draw:style-name="Mfr1" draw:name="Figura2" text:anchor-type="paragraph" svg:y="0.6cm" svg:width="2.032cm" svg:height="2.032cm" draw:z-index="3"><draw:image xlink:href="Pictures/10000000000000F0000000F013D63E61E3BDED3E.png" xlink:type="simple" xlink:show="embed" xlink:actuate="onLoad"/></draw:frame></text:p>
        <text:p text:style-name="MP4">INSTITUTO NACIONAL DO SEGURO SOCIAL</text:p>
      </style:header>
      <style:footer>
        <text:user-field-decls>
          <text:user-field-decl office:value-type="string" office:string-value="APS BH Sul - R. Guaicurus, 312, 2º andar, B. Centro - CEP: 30.111-060" text:name="EnderecoEmissor"/>
        </text:user-field-decls>
        <text:p text:style-name="MP5">Proteção para o trabalhador e sua família</text:p>
        <text:p text:style-name="MP6"><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13-11-13T08:18:22.980000000</meta:creation-date>
    <dc:language>pt-BR</dc:language>
    <meta:editing-cycles>307</meta:editing-cycles>
    <meta:editing-duration>PT13H46S</meta:editing-duration>
    <dc:title>Carta de Marcação de Perícia</dc:title>
    <dc:description>Integrante do Modelos de Documentos 2017.</dc:description>
    <dc:date>2016-07-17T23:14:35.029000000</dc:date>
    <dc:creator>Douglas Rodrigues de Almeida</dc:creator>
    <meta:document-statistic meta:table-count="0" meta:image-count="3" meta:object-count="0" meta:page-count="1" meta:paragraph-count="19" meta:word-count="92" meta:character-count="579" meta:non-whitespace-character-count="501"/>
    <meta:user-defined meta:name="Versão">4.0</meta:user-defined>
  </office:meta>
</office:document-meta>
</file>

<file path=Basic/Standard/SelecDados.xml><?xml version="1.0" encoding="utf-8"?>
<!DOCTYPE module  PUBLIC '-//OpenOffice.org//DTD OfficeDocument 1.0//EN'  'module.dtd'>
<script:module xmlns:script="http://openoffice.org/2000/script" script:name="SelecDados" script:language="StarBasic">REM  *****  BASIC  *****	

Dim Dlg As Object
Type DadosPericia
	APSEmitente as String
	APSEndereco as String
	Periciando as String
	NIT as String
	Processo as String
	Data as Date
	Hora as String
	LocalPericia as String
	Endereco as String
	Bairro as String
end type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AlterarDocumento(Dados as DadosPericia)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Endereco") then
        	  oTextfieldMaster.Content = Dados.Endereco
	       elseif oTextfieldMaster.InstanceName =("com.sun.star.text.fieldmaster.User.Data") then 
	          oTextfieldMaster.Content = Dados.Data
	       elseif oTextfieldMaster.InstanceName =("com.sun.star.text.fieldmaster.User.Hora") then
	          oTextfieldMaster.Content = Dados.Hora
	       elseif oTextfieldMaster.InstanceName =("com.sun.star.text.fieldmaster.User.Bairro") then 
	          oTextfieldMaster.Content = Dados.Bairro
	       elseif oTextfieldMaster.InstanceName =("com.sun.star.text.fieldmaster.User.Periciando") then 
	          oTextfieldMaster.Content = Dados.Periciando
	       elseif oTextfieldMaster.InstanceName =("com.sun.star.text.fieldmaster.User.Inscricao") then 
	          oTextfieldMaster.Content = Dados.NIT
	       elseif oTextfieldMaster.InstanceName =("com.sun.star.text.fieldmaster.User.Processo") then 
	          oTextfieldMaster.Content = Dados.Process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nd if
       end if
    wend
End Sub

Sub Imprimir
   GlobalScope.BasicLibraries.LoadLibrary("Tools")
   DispatchSlot(5504)
End Sub

Sub PreencherListBox(Lista() as String, ListBox as Object, SelectedID as Integer)
	Dim i, j as Integer

	for i = LBound(Lista) to UBound(Lista)
		j = ListBox.getItemCount()
		ListBox.addItem(Lista(i), j)
	Next i
	ListBox.selectItemPos(SelectedID, True)
End Sub

Sub Main
	Dim APSNome(9) as String
	Dim APSRua(9) as String
	Dim APSBairro(9) as String
	Dim APSCEP(9) as String
	Dim ListBox as Object
	Dim varAPSID as Integer
	Dim varData as Date
	Dim varDados as DadosPericia

	InicializarArrays(APSNome, APSRua, APSBairro, APSCEP)
	DialogLibraries.LoadLibrary("Standard")
	Dlg = CreateUnoDialog(DialogLibraries.Standard.Dados_Pericia)
	ListBox = Dlg.GetControl("ListaAPS")
	PreencherListBox(APSNome, ListBox, 6)
	ListBox = Dlg.GetControl("ListaLocais")
	PreencherListBox(APSNome, ListBox, 6)
	Select Case Dlg.Execute()
	Case 1
		varAPSID = Dlg.GetControl("ListaAPS").getSelectedItemPos()
		varDados.APSEmitente = APSNome(varAPSID)
		varDados.APSEndereco = APSRua(varAPSID) &amp; ", " &amp; APSBairro(varAPSID) &amp; " - CEP: " &amp; APSCEP(varAPSID) 
		varDados.Nit = Dlg.GetControl("editNIT").Text()
		varDados.Processo = Dlg.GetControl("editProcesso").Text()
		varDados.Periciando = Dlg.GetControl("editNome").Text()
		varDados.Data = CDateFromUnoDate(Dlg.GetControl("DataPericia").getDate)
		varData = CDateFromUnoTime(Dlg.GetControl("HoraPericia").getTime)
		varDados.Hora = Format(Hour(varData), "00") &amp; ":" &amp; Format(Minute(varData), "00")
		varAPSID = Dlg.GetControl("ListaLocais").getSelectedItemPos()
		varDados.Endereco = UCase(APSRua(varAPSID))
		varDados.Bairro = UCase(APSBairro(varAPSID))
		if Dlg.GetControl("checNaoImprimir").State = 0 then
			bImprimir = true
		else
			bImprimir = false
		endif
		AlterarDocumento(varDados)
		if bImprimir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lecDad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ados_Pericia.xml><?xml version="1.0" encoding="utf-8"?>
<!DOCTYPE window  PUBLIC '-//OpenOffice.org//DTD OfficeDocument 1.0//EN'  'dialog.dtd'>
<dlg:window xmlns:dlg="http://openoffice.org/2000/dialog" xmlns:script="http://openoffice.org/2000/script" dlg:id="Dados_Pericia" dlg:left="94" dlg:top="6" dlg:width="153" dlg:height="269" dlg:closeable="true" dlg:moveable="true" dlg:title="Criar uma carta de marcação de perícia">
  <dlg:styles>
    <dlg:style dlg:style-id="0" dlg:font-weight="150"/>
  </dlg:styles>
  <dlg:bulletinboard>
    <dlg:titledbox dlg:style-id="0" dlg:id="Grupo_DadosSegurado" dlg:tab-index="12" dlg:left="4" dlg:top="106" dlg:width="146" dlg:height="62">
      <dlg:title dlg:value="Dados da Perícia"/>
    </dlg:titledbox>
    <dlg:text dlg:id="Label1" dlg:tab-index="13" dlg:left="11" dlg:top="138" dlg:width="19" dlg:height="9" dlg:value="Dia:"/>
    <dlg:text dlg:id="Label2" dlg:tab-index="14" dlg:left="86" dlg:top="138" dlg:width="31" dlg:height="9" dlg:value="Hora:"/>
    <dlg:titledbox dlg:style-id="0" dlg:id="FrameControl1" dlg:tab-index="15" dlg:left="4" dlg:top="172" dlg:width="146" dlg:height="54">
      <dlg:title dlg:value="Local da Perícia"/>
    </dlg:titledbox>
    <dlg:button dlg:id="btoOK" dlg:tab-index="9" dlg:left="55" dlg:top="244" dlg:width="45" dlg:height="16" dlg:default="true" dlg:value="OK" dlg:button-type="ok"/>
    <dlg:button dlg:id="btoCancelar" dlg:tab-index="10" dlg:left="104" dlg:top="244" dlg:width="45" dlg:height="16" dlg:default="true" dlg:value="Cancelar" dlg:button-type="cancel"/>
    <dlg:datefield dlg:id="DataPericia" dlg:tab-index="5" dlg:left="10" dlg:top="148" dlg:width="67" dlg:height="14" dlg:strict-format="true" dlg:date-format="system_short_YYYY" dlg:value="20160101" dlg:value-min="19900101" dlg:dropdown="true"/>
    <dlg:timefield dlg:id="HoraPericia" dlg:tab-index="6" dlg:left="85" dlg:top="148" dlg:width="60" dlg:height="14" dlg:strict-format="true" dlg:value="7000000" dlg:spin="true"/>
    <dlg:menulist dlg:id="ListaLocais" dlg:tab-index="7" dlg:left="10" dlg:top="182" dlg:width="135" dlg:height="38">
      <dlg:menupopup>
        <dlg:menuitem dlg:value="APS Barreiro"/>
        <dlg:menuitem dlg:value="APS Calafate"/>
        <dlg:menuitem dlg:value="APS Floresta"/>
        <dlg:menuitem dlg:value="APS Oeste"/>
        <dlg:menuitem dlg:value="APS Padre Eustáquio"/>
        <dlg:menuitem dlg:value="APS Santa Efigênia"/>
        <dlg:menuitem dlg:value="APS Sul" dlg:selected="true"/>
        <dlg:menuitem dlg:value="APS Venda Nova"/>
        <dlg:menuitem dlg:value="APS Betim"/>
        <dlg:menuitem dlg:value="APS Contagem"/>
      </dlg:menupopup>
    </dlg:menulist>
    <dlg:titledbox dlg:style-id="0" dlg:id="FrameControl2" dlg:tab-index="11" dlg:left="4" dlg:top="2" dlg:width="146" dlg:height="28">
      <dlg:title dlg:value="Seu local de trabalho"/>
    </dlg:titledbox>
    <dlg:menulist dlg:id="ListBox2" dlg:tab-index="4" dlg:left="10" dlg:top="117" dlg:width="135" dlg:height="14" dlg:page="1" dlg:spin="true">
      <dlg:menupopup>
        <dlg:menuitem dlg:value="Perícia Médica" dlg:selected="true"/>
      </dlg:menupopup>
    </dlg:menulist>
    <dlg:menulist dlg:id="ListaAPS" dlg:tab-index="0" dlg:left="10" dlg:top="12" dlg:width="135" dlg:height="14" dlg:page="1" dlg:spin="true"/>
    <dlg:titledbox dlg:style-id="0" dlg:id="FrameControl3" dlg:tab-index="16" dlg:left="3" dlg:top="32" dlg:width="146" dlg:height="71">
      <dlg:title dlg:value="Periciando"/>
    </dlg:titledbox>
    <dlg:text dlg:id="Label3" dlg:tab-index="17" dlg:left="10" dlg:top="42" dlg:width="19" dlg:height="9" dlg:value="Nome:"/>
    <dlg:text dlg:id="Label4" dlg:tab-index="18" dlg:left="10" dlg:top="73" dlg:width="19" dlg:height="9" dlg:value="NIT:"/>
    <dlg:text dlg:id="Label5" dlg:tab-index="19" dlg:left="70" dlg:top="73" dlg:width="39" dlg:height="9" dlg:value="Processo/NB:"/>
    <dlg:textfield dlg:id="editNome" dlg:tab-index="1" dlg:left="10" dlg:top="52" dlg:width="135" dlg:height="14"/>
    <dlg:formattedfield dlg:id="editNIT" dlg:tab-index="2" dlg:left="10" dlg:top="83" dlg:width="55" dlg:height="14" dlg:format-code="0&quot;.&quot;000&quot;.&quot;000&quot;.&quot;000&quot;-&quot;0" dlg:format-locale="en;US"/>
    <dlg:textfield dlg:id="editProcesso" dlg:tab-index="3" dlg:left="70" dlg:top="83" dlg:width="75" dlg:height="14"/>
    <dlg:checkbox dlg:id="checNaoImprimir" dlg:tab-index="8" dlg:left="4" dlg:top="230" dlg:width="131" dlg:height="8" dlg:value="Não imprimir documento diretamente"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ados_Peri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